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09442108579895896" text:style-name="L2">
        <text:list-item>
          <text:p text:style-name="P2">Parto con una scansione os fingerprint per rilevare il sistema operativo della macchina</text:p>
        </text:list-item>
      </text:list>
      <text:h text:style-name="Heading_20_1" text:outline-level="1">sudo nmap -Pn -O 192.168.50.1 <text:s/>(nmap 192.168.50.1 --script smb-os-discovery)</text:h>
      <text:p text:style-name="Standard">Starting Nmap 7.93 ( https://nmap.org ) at 2023-08-26 04:56 EDT</text:p>
      <text:p text:style-name="Standard">Nmap scan report for 192.168.50.1</text:p>
      <text:p text:style-name="Standard">Host is up (0.00056s latency).</text:p>
      <text:p text:style-name="Standard">Not shown: 998 filtered tcp ports (no-response)</text:p>
      <text:p text:style-name="Standard">PORT <text:s text:c="2"/>STATE SERVICE</text:p>
      <text:p text:style-name="Standard">53/tcp open <text:s/>domain</text:p>
      <text:p text:style-name="Standard">80/tcp open <text:s/>http</text:p>
      <text:p text:style-name="Standard">Warning: OSScan results may be unreliable because we could not find at least 1 open and 1 closed port</text:p>
      <text:p text:style-name="Standard">Device type: general purpose</text:p>
      <text:p text:style-name="Standard">Running: FreeBSD 11.X</text:p>
      <text:p text:style-name="Standard">OS CPE: cpe:/o:freebsd:freebsd:11.2</text:p>
      <text:p text:style-name="Standard">OS details: FreeBSD 11.2-RELEASE</text:p>
      <text:p text:style-name="Standard"/>
      <text:p text:style-name="Standard">OS detection performed. Please report any incorrect results at https://nmap.org/submit/ .</text:p>
      <text:p text:style-name="Standard">Nmap done: 1 IP address (1 host up) scanned in 9.22 seconds</text:p>
      <text:p text:style-name="Standard"/>
      <text:p text:style-name="Standard"/>
      <text:p text:style-name="Standard"/>
      <text:p text:style-name="Standard"/>
      <text:list xml:id="list8652453599072619394" text:style-name="L1">
        <text:list-item>
          <text:p text:style-name="P1">vado a fare una scansione SYN</text:p>
        </text:list-item>
      </text:list>
      <text:h text:style-name="Heading_20_1" text:outline-level="1">sudo nmap -sS 192.168.50.1 <text:s text:c="2"/></text:h>
      <text:p text:style-name="Standard">Starting Nmap 7.93 ( https://nmap.org ) at 2023-08-26 05:01 EDT</text:p>
      <text:p text:style-name="Standard">Nmap scan report for 192.168.50.1</text:p>
      <text:p text:style-name="Standard">Host is up (0.0011s latency).</text:p>
      <text:p text:style-name="Standard">Not shown: 998 filtered tcp ports (no-response)</text:p>
      <text:p text:style-name="Standard">PORT <text:s text:c="2"/>STATE SERVICE</text:p>
      <text:p text:style-name="Standard">53/tcp open <text:s/>domain</text:p>
      <text:p text:style-name="Standard">80/tcp open <text:s/>http</text:p>
      <text:p text:style-name="Standard"/>
      <text:p text:style-name="Standard">Nmap done: 1 IP address (1 host up) scanned in 4.72 seconds</text:p>
      <text:p text:style-name="Standard"/>
      <text:p text:style-name="Standard"/>
      <text:list xml:id="list31366766" text:continue-numbering="true" text:style-name="L1">
        <text:list-item>
          <text:p text:style-name="P1">vado a fare una scansione TCP</text:p>
        </text:list-item>
      </text:list>
      <text:h text:style-name="Heading_20_1" text:outline-level="1">sudo nmap -sT 192.168.50.1 <text:s text:c="2"/></text:h>
      <text:p text:style-name="Standard">Starting Nmap 7.93 ( https://nmap.org ) at 2023-08-26 05:03 EDT</text:p>
      <text:p text:style-name="Standard">Nmap scan report for 192.168.50.1</text:p>
      <text:p text:style-name="Standard">Host is up (0.00063s latency).</text:p>
      <text:p text:style-name="Standard">Not shown: 998 filtered tcp ports (no-response)</text:p>
      <text:p text:style-name="Standard">PORT <text:s text:c="2"/>STATE SERVICE</text:p>
      <text:p text:style-name="Standard">53/tcp open <text:s/>domain</text:p>
      <text:p text:style-name="Standard">80/tcp open <text:s/>http</text:p>
      <text:p text:style-name="Standard"/>
      <text:p text:style-name="Standard">Nmap done: 1 IP address (1 host up) scanned in 4.96 seconds</text:p>
      <text:p text:style-name="Standard"><text:soft-page-break/></text:p>
      <text:p text:style-name="Standard"/>
      <text:list xml:id="list31340650" text:continue-numbering="true" text:style-name="L1">
        <text:list-item>
          <text:p text:style-name="P1">vado a fare una scansione aggressiva</text:p>
        </text:list-item>
      </text:list>
      <text:h text:style-name="Heading_20_1" text:outline-level="1">sudo nmap -A 192.168.50.1 <text:s text:c="2"/></text:h>
      <text:p text:style-name="Standard">Starting Nmap 7.93 ( https://nmap.org ) at 2023-08-26 05:01 EDT</text:p>
      <text:p text:style-name="Standard">Nmap scan report for 192.168.50.1</text:p>
      <text:p text:style-name="Standard">Host is up (0.00039s latency).</text:p>
      <text:p text:style-name="Standard">Not shown: 998 filtered tcp ports (no-response)</text:p>
      <text:p text:style-name="Standard">PORT <text:s text:c="2"/>STATE SERVICE VERSION</text:p>
      <text:p text:style-name="Standard">53/tcp open <text:s/>domain <text:s/>Unbound</text:p>
      <text:p text:style-name="Standard">80/tcp open <text:s/>http <text:s text:c="3"/>nginx</text:p>
      <text:p text:style-name="Standard">|_http-title: pfSense - Login</text:p>
      <text:p text:style-name="Standard">Warning: OSScan results may be unreliable because we could not find at least 1 open and 1 closed port</text:p>
      <text:p text:style-name="Standard">Device type: general purpose</text:p>
      <text:p text:style-name="Standard">Running: FreeBSD 11.X</text:p>
      <text:p text:style-name="Standard">OS CPE: cpe:/o:freebsd:freebsd:11.2</text:p>
      <text:p text:style-name="Standard">OS details: FreeBSD 11.2-RELEASE</text:p>
      <text:p text:style-name="Standard">Network Distance: 1 hop</text:p>
      <text:p text:style-name="Standard"/>
      <text:p text:style-name="Standard">TRACEROUTE (using port 80/tcp)</text:p>
      <text:p text:style-name="Standard">HOP RTT <text:s text:c="4"/>ADDRESS</text:p>
      <text:p text:style-name="Standard">1 <text:s text:c="2"/>0.33 ms 192.168.50.1</text:p>
      <text:p text:style-name="Standard"/>
      <text:p text:style-name="Standard">OS and Service detection performed. Please report any incorrect results at https://nmap.org/submit/ .</text:p>
      <text:p text:style-name="Standard">Nmap done: 1 IP address (1 host up) scanned in 21.05 seconds</text:p>
      <text:p text:style-name="Standard"/>
      <text:p text:style-name="Standard"/>
      <text:p text:style-name="Standard"/>
      <text:list xml:id="list7492666326778962715" text:style-name="L3">
        <text:list-item>
          <text:p text:style-name="P3">controllo la versione dei servizi per ogni porta aperta</text:p>
        </text:list-item>
      </text:list>
      <text:h text:style-name="Heading_20_1" text:outline-level="1">sudo nmap -sV 192.168.50.1</text:h>
      <text:p text:style-name="Standard">Starting Nmap 7.93 ( https://nmap.org ) at 2023-08-26 05:07 EDT</text:p>
      <text:p text:style-name="Standard">Nmap scan report for 192.168.50.1</text:p>
      <text:p text:style-name="Standard">Host is up (0.00051s latency).</text:p>
      <text:p text:style-name="Standard">Not shown: 998 filtered tcp ports (no-response)</text:p>
      <text:p text:style-name="Standard">PORT <text:s text:c="2"/>STATE SERVICE VERSION</text:p>
      <text:p text:style-name="Standard">53/tcp open <text:s/>domain <text:s/>Unbound</text:p>
      <text:p text:style-name="Standard">80/tcp open <text:s/>http <text:s text:c="3"/>nginx</text:p>
      <text:p text:style-name="Standard"/>
      <text:p text:style-name="Standard">Service detection performed. Please report any incorrect results at https://nmap.org/submit/ .</text:p>
      <text:p text:style-name="Standard">Nmap done: 1 IP address (1 host up) scanned in 11.15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 mi</meta:initial-creator>
    <meta:creation-date>2023-08-26T10:59:27.79</meta:creation-date>
    <meta:document-statistic meta:table-count="0" meta:image-count="0" meta:object-count="0" meta:page-count="2" meta:paragraph-count="68" meta:word-count="436" meta:character-count="2764"/>
    <dc:date>2023-08-26T11:10:58</dc:date>
    <dc:creator>si mi</dc:creator>
    <meta:editing-duration>PT11M30S</meta:editing-duration>
    <meta:editing-cycles>1</meta:editing-cycles>
    <meta:generator>OpenOffice/4.1.14$Win32 OpenOffice.org_project/4114m1$Build-9811</meta:generator>
  </office:meta>
</office:document-meta>
</file>